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22.00pt" fo:font-weight="bold" fo:font-family="Calibri" style:font-family-asian="Calibri" style:font-family-complex="Calibri" fo:background-color="transparent" style:use-window-font-color="true"/>
    </style:style>
    <style:style style:name="T3" style:family="text">
      <style:text-properties fo:font-size="24.00pt" fo:font-weight="bold"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24.00pt" fo:font-weight="bold" fo:font-family="Calibri" style:font-family-asian="Calibri" style:font-family-complex="Calibri" fo:background-color="transparent" style:use-window-font-color="true"/>
    </style:style>
    <style:style style:name="T6" style:family="text">
      <style:text-properties fo:font-size="18.00pt" fo:font-weight="bold"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8.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Calibri" style:font-family-asian="Calibri" style:font-family-complex="Calibri" fo:background-color="transparent" style:use-window-font-color="true"/>
    </style:style>
    <style:style style:name="T34" style:family="text">
      <style:text-properties fo:font-size="12.00pt" fo:font-weight="bold" fo:font-family="Calibri" style:font-family-asian="Calibri" style:font-family-complex="Calibri" fo:background-color="transparent" style:use-window-font-color="true"/>
    </style:style>
    <style:style style:name="T35" style:family="text">
      <style:text-properties fo:font-size="12.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8.00pt" fo:font-weight="bold" fo:font-family="Calibri" style:font-family-asian="Calibri" style:font-family-complex="Calibri" fo:background-color="transparent" style:use-window-font-color="true"/>
    </style:style>
    <style:style style:name="T38" style:family="text">
      <style:text-properties fo:font-size="18.00pt" fo:font-weight="bold" fo:font-family="Calibri" style:font-family-asian="Calibri" style:font-family-complex="Calibri" fo:background-color="transparent" style:use-window-font-color="true"/>
    </style:style>
    <style:style style:name="T39" style:family="text">
      <style:text-properties fo:font-size="18.00pt" fo:font-weight="bold" fo:font-family="Calibri" style:font-family-asian="Calibri" style:font-family-complex="Calibri" fo:background-color="transparent" style:use-window-font-color="true"/>
    </style:style>
    <style:style style:name="T40" style:family="text">
      <style:text-properties fo:font-size="18.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fo:font-family="Calibri" style:font-family-asian="Calibri" style:font-family-complex="Calibri" fo:background-color="transparent" style:use-window-font-color="true"/>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1.00pt" fo:font-weight="normal" fo:font-family="Wingdings" style:font-family-asian="Wingdings" style:font-family-complex="Wingding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Wingdings" style:font-family-asian="Wingdings" style:font-family-complex="Wingdings"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Wingdings" style:font-family-asian="Wingdings" style:font-family-complex="Wingdings"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Wingdings" style:font-family-asian="Wingdings" style:font-family-complex="Wingding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Wingdings" style:font-family-asian="Wingdings" style:font-family-complex="Wingdings"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bold"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8.00pt" fo:font-weight="bold" fo:font-family="Calibri" style:font-family-asian="Calibri" style:font-family-complex="Calibri" fo:background-color="transparent" style:use-window-font-color="true"/>
    </style:style>
    <style:style style:name="T68" style:family="text">
      <style:text-properties fo:font-size="12.00pt" fo:font-weight="bold" fo:font-family="Calibri" style:font-family-asian="Calibri" style:font-family-complex="Calibri" fo:background-color="transparent" style:use-window-font-color="true"/>
    </style:style>
    <style:style style:name="T69" style:family="text">
      <style:text-properties fo:font-size="18.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bold"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24.00pt" fo:font-weight="bold" fo:font-family="Calibri" style:font-family-asian="Calibri" style:font-family-complex="Calibri" fo:background-color="transparent" style:use-window-font-color="true"/>
    </style:style>
    <style:style style:name="T82" style:family="text">
      <style:text-properties fo:font-size="18.00pt" fo:font-weight="bold"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6.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left" fo:margin-bottom="10.00pt"/>
    </style:style>
    <style:style style:name="P18" style:family="paragraph">
      <style:paragraph-properties fo:line-height="115.00%" fo:text-align="lef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bottom="10.00pt"/>
    </style:style>
  </office:automatic-styles>
  <office:body>
    <office:text>
      <text:p text:style-name="P1"><text:span text:style-name="T1">Software Requirements Specification<text:s/></text:span><text:span text:style-name="T2">FOR</text:span><text:span text:style-name="T3"/></text:p>
      <text:p text:style-name="P1"><text:span text:style-name="T3">ONLINE LIBRARY MANAGEMENT SYSTEM</text:span></text:p>
      <text:p text:style-name="P1"><text:span text:style-name="T3"/></text:p>
      <text:p text:style-name="P2"><text:span text:style-name="T4">Prepared by - Arpita Gupta</text:span></text:p>
      <text:p text:style-name="P3"><text:span text:style-name="T5"/></text:p>
      <text:p text:style-name="P3"><text:span text:style-name="T6">1. INTRODUCTION</text:span></text:p>
      <text:p text:style-name="P3"><text:span text:style-name="T7">1.1 PURPOSE </text:span></text:p>
      <text:p text:style-name="P3"><text:span text:style-name="T8">The purpose of this Learning Management System Software Requirements Specification is to describe the main functionality of LMS in a clear and concise way.</text:span></text:p>
      <text:p text:style-name="P3"><text:span text:style-name="T8">This online LMS is to provide a easy communication system between clients and libraries so that clients can access many things like books using single library card, also can search and reserve any book from different available libraries and can maintain details and can use all the features from anywhere.</text:span></text:p>
      <text:p text:style-name="P3"><text:span text:style-name="T9">1.2 Scope <text:line-break/></text:span><text:span text:style-name="T10">By using this system users can know the details of the books available and maximum limit on borrowing from their computer and also through their phones.</text:span></text:p>
      <text:p text:style-name="P3"><text:span text:style-name="T11">Definition, Acronyms, Abbreviation: </text:span></text:p>
      <text:list text:style-name="L4">
        <text:list-item>
          <text:p text:style-name="P4"><text:span text:style-name="T12"><text:s/>JAVA -&gt; platform independence </text:span></text:p>
        </text:list-item>
        <text:list-item>
          <text:p text:style-name="P4"><text:span text:style-name="T12"><text:s/>SQL -&gt; Structured query Language </text:span></text:p>
        </text:list-item>
        <text:list-item>
          <text:p text:style-name="P4"><text:span text:style-name="T12"><text:s/>DFD -&gt; Data Flow Diagram </text:span></text:p>
        </text:list-item>
        <text:list-item>
          <text:p text:style-name="P4"><text:span text:style-name="T12"><text:s/>CFD -&gt; Context Flow Diagram </text:span></text:p>
        </text:list-item>
        <text:list-item>
          <text:p text:style-name="P4"><text:span text:style-name="T12"><text:s/>ER -&gt; Entity Relationship </text:span></text:p>
        </text:list-item>
        <text:list-item>
          <text:p text:style-name="P4"><text:span text:style-name="T12"><text:s/>IDE -&gt; Integrated Development Environment </text:span></text:p>
        </text:list-item>
        <text:list-item>
          <text:p text:style-name="P4"><text:span text:style-name="T12"><text:s/>SRS -&gt; Software Requirement Specification </text:span></text:p>
        </text:list-item>
      </text:list>
      <text:p text:style-name="P5"><text:span text:style-name="T13">2.Overall Description</text:span><text:span text:style-name="T14"/></text:p>
      <text:p text:style-name="P5"><text:span text:style-name="T15"><text:s/>2.1 Product Perspective</text:span></text:p>
      <text:p text:style-name="P5"><text:span text:style-name="T16">This section describes the relations this product has to other software (if any). If the product is a part of a larger suite, this is where the connections between different elements should be described .</text:span></text:p>
      <text:p text:style-name="P5"><text:span text:style-name="T16">The CLMS requires an internet connection to display content and allow users to interact with it. All system information is stored in a database, which is located on a web-server. The LMS requires an internet browser (Chrome, Firefox, or Edge) to be accessed.</text:span></text:p>
      <text:p text:style-name="P5"><text:span text:style-name="T17">2.2 System Interfaces</text:span></text:p>
      <text:p text:style-name="P5"><text:span text:style-name="T18">This is the place to describe all the interfaces with other systems and the requirements for the implementation of each one.</text:span></text:p>
      <text:p text:style-name="P5"><text:span text:style-name="T19">2.3User Interfaces</text:span></text:p>
      <text:p text:style-name="P5"><text:span text:style-name="T20">A first-time user of the CLMS should see the login page when they go to the system’s website. The users are added by an HR-manager, no registration option is required. If the user is logged in they should be directed to the course selection page. Here they can see the courses that are available to them, including the onboarding program.</text:span></text:p>
      <text:p text:style-name="P5"><draw:frame text:anchor-type="as-char" svg:width="168.28mm" svg:height="148.87mm" style:rel-width="scale" style:rel-height="scale"><draw:object-ole xlink:href="OleObj1"/><draw:image xlink:href="ObjectReplacements/OleObj1"/></draw:frame><text:span text:style-name="T21"/></text:p>
      <text:p text:style-name="P5"><text:span text:style-name="T22"/></text:p>
      <text:p text:style-name="P5"><text:span text:style-name="T23">2.4<text:s text:c="2"/>SOFTWARE REQUIREMENT </text:span></text:p>
      <text:list text:style-name="L6">
        <text:list-item>
          <text:p text:style-name="P6"><text:span text:style-name="T24"><text:s/>Front end:<text:s/></text:span><text:span text:style-name="T25"><text:s text:c="4"/>-<text:s text:c="2"/></text:span><text:span text:style-name="T26">Android developer tool<text:s/></text:span><text:span text:style-name="T27"><text:s text:c="7"/></text:span><text:span text:style-name="T28"><text:s/></text:span></text:p>
        </text:list-item>
      </text:list>
      <text:p text:style-name="P7"><text:span text:style-name="T29"><text:s text:c="40"/>-<text:s text:c="2"/></text:span><text:span text:style-name="T30">Advance java </text:span></text:p>
      <text:list text:style-name="L8">
        <text:list-item>
          <text:p text:style-name="P8"><text:span text:style-name="T31"><text:s/>Back end:<text:s text:c="7"/>-<text:s text:c="2"/></text:span><text:span text:style-name="T32">MySQL </text:span></text:p>
        </text:list-item>
      </text:list>
      <text:p text:style-name="P9"><text:span text:style-name="T33">2.</text:span><text:span text:style-name="T34">5<text:s/></text:span><text:span text:style-name="T35"><text:s/>HARDWARE REQUIREMENT </text:span></text:p>
      <text:list text:style-name="L10">
        <text:list-item>
          <text:p text:style-name="P10"><text:span text:style-name="T36">Android version 2.3 ginger bread(minimum, android user’s)</text:span></text:p>
        </text:list-item>
        <text:list-item>
          <text:p text:style-name="P10"><text:span text:style-name="T36">2GB ram </text:span></text:p>
        </text:list-item>
        <text:list-item>
          <text:p text:style-name="P10"><text:span text:style-name="T36"><text:s/>1.2 GHz processor </text:span></text:p>
        </text:list-item>
        <text:list-item>
          <text:p text:style-name="P10"><text:span text:style-name="T36"><text:s/>Intel i5 </text:span></text:p>
        </text:list-item>
        <text:list-item>
          <text:p text:style-name="P10"><text:span text:style-name="T36"><text:s/>Windows 7/8/8.1/10</text:span></text:p>
        </text:list-item>
      </text:list>
      <text:p text:style-name="P11"><text:span text:style-name="T37"/></text:p>
      <text:p text:style-name="P11"><text:span text:style-name="T37">3. G</text:span><text:span text:style-name="T38">eneral<text:s/></text:span><text:span text:style-name="T39">C</text:span><text:span text:style-name="T40">ontraints</text:span><text:span text:style-name="T41"/></text:p>
      <text:list text:style-name="L12">
        <text:list-item>
          <text:p text:style-name="P12"><text:span text:style-name="T41">The infirmation of all users, books and libraries must be stored in a database that is accessible by the website.</text:span></text:p>
        </text:list-item>
        <text:list-item>
          <text:p text:style-name="P12"><text:span text:style-name="T41">MS SQL will be used as SQL engine and database .</text:span></text:p>
        </text:list-item>
        <text:list-item>
          <text:p text:style-name="P12"><text:span text:style-name="T41">The online library system is running 24 hours a day.</text:span></text:p>
        </text:list-item>
        <text:list-item>
          <text:p text:style-name="P12"><text:span text:style-name="T41">users may access LMS from any computer that has internet browsing capabilities and an internet connection.</text:span></text:p>
        </text:list-item>
        <text:list-item>
          <text:p text:style-name="P12"><text:span text:style-name="T41">Users must have their correct usrenames and password to enter into their online accounts and do actions.</text:span><text:span text:style-name="T42"/></text:p>
        </text:list-item>
      </text:list>
      <text:p text:style-name="P13"><text:span text:style-name="T42"/></text:p>
      <text:p text:style-name="P13"><text:span text:style-name="T43">4.FUNCTIONAL REQUIREMENT </text:span></text:p>
      <text:p text:style-name="P13"><text:span text:style-name="T43"/></text:p>
      <text:p text:style-name="P13"><text:span text:style-name="T44">4.1 :Register / Sign up</text:span></text:p>
      <text:p text:style-name="P13"><text:span text:style-name="T45">§</text:span><text:span text:style-name="T46"><text:s/>First the user will have to register/sign up. There are two different type of users. First are those who will use the content of the LMS and Second can edit the content of<text:s text:c="2"/>LMS.</text:span></text:p>
      <text:p text:style-name="P13"><text:span text:style-name="T47">§</text:span><text:span text:style-name="T48"><text:s/>Input: Detail about the user as mentioned in the description.</text:span></text:p>
      <text:p text:style-name="P13"><text:span text:style-name="T49">§</text:span><text:span text:style-name="T50"><text:s/>Output: Confirmation of registration status and a membership number and password will be </text:span></text:p>
      <text:p text:style-name="P13"><text:span text:style-name="T50">generated and mailed to the user.</text:span></text:p>
      <text:p text:style-name="P13"><text:span text:style-name="T51">§</text:span><text:span text:style-name="T52"><text:s/>Processing: All details will be checked and if any error are found then an error message is </text:span></text:p>
      <text:p text:style-name="P13"><text:span text:style-name="T52">displayed else a membership number and password will be generated.</text:span></text:p>
      <text:p text:style-name="P13"><text:span text:style-name="T53">§</text:span><text:span text:style-name="T54"><text:s/>The library manager/head : The manager have to provide details about the name of library </text:span></text:p>
      <text:p text:style-name="P13"><text:span text:style-name="T54">,address, phone number, email id.</text:span></text:p>
      <text:p text:style-name="P13"><text:span text:style-name="T54"><text:line-break/></text:span><text:span text:style-name="T55">4.2 : Managed by user</text:span></text:p>
      <text:p text:style-name="P13"><text:span text:style-name="T56">User will be able to to do following things:</text:span></text:p>
      <text:list text:style-name="L14">
        <text:list-item>
          <text:p text:style-name="P14"><text:span text:style-name="T56">Search books -<text:s text:c="2"/>There user will be able to search for books in the homepage.</text:span><text:span text:style-name="T57"/></text:p>
        </text:list-item>
        <text:list-item>
          <text:p text:style-name="P14"><text:span text:style-name="T58">Rent books - The user will be able to rent books for a particular time period and will have to for That period.</text:span><text:span text:style-name="T59"/></text:p>
        </text:list-item>
        <text:list-item>
          <text:p text:style-name="P14"><text:span text:style-name="T60">Return books - If the user is done with the books and wants to return it now.</text:span><text:span text:style-name="T61"/></text:p>
        </text:list-item>
        <text:list-item>
          <text:p text:style-name="P14"><text:span text:style-name="T62">Buy books - If the user wants to buy a books , he/she will pay for that and can have it.</text:span><text:span text:style-name="T63"/></text:p>
        </text:list-item>
        <text:list-item>
          <text:p text:style-name="P14"><text:span text:style-name="T64">Save in cart - If the user dont want to buy the books right know and wants to save it for later.</text:span><text:span text:style-name="T65"/></text:p>
        </text:list-item>
      </text:list>
      <text:p text:style-name="P15"><text:span text:style-name="T65"><text:s/>4.3 : Manage book by librarian</text:span></text:p>
      <text:list text:style-name="L16">
        <text:list-item>
          <text:p text:style-name="P16"><text:span text:style-name="T66">Add books :<text:s text:c="2"/>Enter the details of the books such as names ,author ,edition, quantity. </text:span></text:p>
        </text:list-item>
        <text:list-item>
          <text:p text:style-name="P16"><text:span text:style-name="T66">Remove books : Enter the name of the book and quantity of books. </text:span></text:p>
        </text:list-item>
        <text:list-item>
          <text:p text:style-name="P16"><text:span text:style-name="T66">Update the list of the books available.</text:span></text:p>
        </text:list-item>
      </text:list>
      <text:p text:style-name="P17"><text:span text:style-name="T67">Non Functional Requirements</text:span></text:p>
      <text:p text:style-name="P17"><text:span text:style-name="T68">• Usability Requirement</text:span><text:span text:style-name="T69"/></text:p>
      <text:p text:style-name="P17"><text:span text:style-name="T70">The system shall allow the users to access the system from the phone using android application. The </text:span></text:p>
      <text:p text:style-name="P17"><text:span text:style-name="T70">system uses a android application as an interface. Since all users are familiar with the general usage of </text:span></text:p>
      <text:p text:style-name="P17"><text:span text:style-name="T70">mobile app, no special training is required. The system is user friendly which makes the system easy. </text:span></text:p>
      <text:p text:style-name="P17"><text:span text:style-name="T71">• Availability Requirement</text:span></text:p>
      <text:p text:style-name="P17"><text:span text:style-name="T72">The system is available 100% for the user and is used 24 hrs a day and 365 days a year. The system </text:span></text:p>
      <text:p text:style-name="P17"><text:span text:style-name="T72">shall be operational 24 hours a day and 7 days a week.</text:span></text:p>
      <text:p text:style-name="P17"><text:span text:style-name="T72">• Efficiency Requirement</text:span></text:p>
      <text:p text:style-name="P17"><text:span text:style-name="T72">Mean Time to Repair (MTTR) - Even if the system fails, the system will be recovered back up within an </text:span></text:p>
      <text:p text:style-name="P17"><text:span text:style-name="T72">hour or less.</text:span></text:p>
      <text:p text:style-name="P17"><text:span text:style-name="T73">• Accuracy</text:span></text:p>
      <text:p text:style-name="P17"><text:span text:style-name="T74">The system should accurately provide real time information taking into consideration various concurrency </text:span></text:p>
      <text:p text:style-name="P17"><text:span text:style-name="T74">issues. The system shall provide 100% access reliability.</text:span></text:p>
      <text:p text:style-name="P17"><text:span text:style-name="T75">• Performance Requirement</text:span></text:p>
      <text:p text:style-name="P18"><text:span text:style-name="T76">The information is refreshed depending upon whether some updates have occurred or not in the application. </text:span></text:p>
      <text:p text:style-name="P18"><text:span text:style-name="T76">The system shall respond to the member in not less than two seconds from the time of the </text:span></text:p>
      <text:p text:style-name="P18"><text:span text:style-name="T76">request submittal. The system shall be allowed to take more time when doing large processing jobs. </text:span></text:p>
      <text:p text:style-name="P18"><text:span text:style-name="T76">Responses to view information shall take no longer than 5 seconds to appear on the screen.</text:span></text:p>
      <text:p text:style-name="P19"><text:span text:style-name="T77">• Reliability Requirement</text:span></text:p>
      <text:p text:style-name="P19"><text:span text:style-name="T78">The system has to be 100% reliable due to the importance of data and the damages that can be caused by incorrect or incomplete data. The system will run 24<text:s/></text:span><text:span text:style-name="T79">X 7.</text:span><text:span text:style-name="T80"/></text:p>
      <text:p text:style-name="P19"><text:span text:style-name="T80"/></text:p>
      <text:p text:style-name="P19"><draw:frame text:anchor-type="as-char" svg:width="162.24mm" svg:height="120.72mm" style:rel-width="scale" style:rel-height="scale"><draw:object-ole xlink:href="OleObj2"/><draw:image xlink:href="ObjectReplacements/OleObj2"/></draw:frame><text:span text:style-name="T81"/></text:p>
      <text:p text:style-name="P19"><text:span text:style-name="T82">5.Limitations</text:span></text:p>
      <text:p text:style-name="P19"><text:span text:style-name="T83">This section should include a high-level description of factors that will impose constraints on the development process and the finished product’s operation. They can be:</text:span></text:p>
      <text:p text:style-name="P19"><text:span text:style-name="T83">Laws and regulations;</text:span></text:p>
      <text:p text:style-name="P19"><text:span text:style-name="T83">Hardware limitations (e.g., signal timing requirements);</text:span></text:p>
      <text:p text:style-name="P19"><text:span text:style-name="T83">Interfaces to other applications;</text:span></text:p>
      <text:p text:style-name="P19"><text:span text:style-name="T83">Parallel operation;</text:span></text:p>
      <text:p text:style-name="P19"><text:span text:style-name="T83">Audit functions;</text:span></text:p>
      <text:p text:style-name="P19"><text:span text:style-name="T83">Control functions;</text:span></text:p>
      <text:p text:style-name="P19"><text:span text:style-name="T83">Higher-order language requirements;</text:span></text:p>
      <text:p text:style-name="P19"><text:span text:style-name="T83">Signal handshake protocols (e.g., XON-XOFF, ACK-NACK);</text:span></text:p>
      <text:p text:style-name="P19"><text:span text:style-name="T83">Quality requirements (e.g., reliability);</text:span></text:p>
      <text:p text:style-name="P19"><text:span text:style-name="T83">The criticality of the application;</text:span></text:p>
      <text:p text:style-name="P19"><text:span text:style-name="T83">Safety and security considerations;</text:span></text:p>
      <text:p text:style-name="P19"><text:span text:style-name="T83">Physical/mental consideration.</text:span></text:p>
      <text:p text:style-name="P19"><text:span text:style-name="T84"/></text:p>
      <text:p text:style-name="P19"><text:span text:style-name="T85">6. Assumptions and Dependencies </text:span></text:p>
      <text:list text:style-name="L20">
        <text:list-item>
          <text:p text:style-name="P20"><text:span text:style-name="T86">The product needs following third party applications for the development of the project: </text:span></text:p>
        </text:list-item>
        <text:list-item>
          <text:p text:style-name="P20"><text:span text:style-name="T86"><text:s/>Android Studio (for development of android based applications) </text:span></text:p>
        </text:list-item>
      </text:list>
      <text:p text:style-name="P21"><text:span text:style-name="T87">7.Glossary</text:span></text:p>
      <text:p text:style-name="P21"><text:span text:style-name="T88">The following are the list of conventions and acronyms used in this document and the projectas well:</text:span></text:p>
      <text:p text:style-name="P21"><text:span text:style-name="T89">•Administrator: A login id representing a user with user administration privileges to the software</text:span></text:p>
      <text:p text:style-name="P21"><text:span text:style-name="T89">•User:<text:s text:c="2"/>A general login id assigned to most users•Client: Intended users for the<text:s text:c="2"/>software</text:span></text:p>
      <text:p text:style-name="P21"><text:span text:style-name="T89">•User Interface Layer: The section of the assignment referring to what the user interacts with directly</text:span></text:p>
      <text:p text:style-name="P21"><text:span text:style-name="T89">•Interface: Something used to communicate across different<text:s text:c="2"/>mediums</text:span></text:p>
      <text:p text:style-name="P21"><text:span text:style-name="T8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